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6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7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8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9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0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1" style:family="paragraph" style:parent-style-name="Standard">
      <style:text-properties officeooo:rsid="0014d27c" officeooo:paragraph-rsid="0014d27c"/>
    </style:style>
    <style:style style:name="P12" style:family="paragraph" style:parent-style-name="Standard">
      <style:text-properties officeooo:rsid="0016537b" officeooo:paragraph-rsid="0016537b"/>
    </style:style>
    <style:style style:name="P13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14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15" style:family="paragraph" style:parent-style-name="Standard">
      <style:text-properties officeooo:rsid="001d3de5" officeooo:paragraph-rsid="001d3de5"/>
    </style:style>
    <style:style style:name="P16" style:family="paragraph" style:parent-style-name="Standard">
      <style:text-properties officeooo:rsid="001da5e5" officeooo:paragraph-rsid="001da5e5"/>
    </style:style>
    <style:style style:name="P17" style:family="paragraph" style:parent-style-name="Standard">
      <style:text-properties officeooo:rsid="001dbf51" officeooo:paragraph-rsid="001dbf51"/>
    </style:style>
    <style:style style:name="P18" style:family="paragraph" style:parent-style-name="Standard">
      <style:text-properties officeooo:rsid="0022c186" officeooo:paragraph-rsid="0022c186"/>
    </style:style>
    <style:style style:name="P19" style:family="paragraph" style:parent-style-name="Standard">
      <style:text-properties officeooo:rsid="00250f45" officeooo:paragraph-rsid="00250f45"/>
    </style:style>
    <style:style style:name="P20" style:family="paragraph" style:parent-style-name="Standard">
      <style:text-properties officeooo:rsid="00261cfc" officeooo:paragraph-rsid="00261cfc"/>
    </style:style>
    <style:style style:name="P21" style:family="paragraph" style:parent-style-name="Standard">
      <style:text-properties officeooo:rsid="00292bb5" officeooo:paragraph-rsid="00292bb5"/>
    </style:style>
    <style:style style:name="P22" style:family="paragraph" style:parent-style-name="Standard">
      <style:text-properties officeooo:rsid="002a949f" officeooo:paragraph-rsid="002a949f"/>
    </style:style>
    <style:style style:name="P23" style:family="paragraph" style:parent-style-name="Standard" style:list-style-name="L1">
      <style:text-properties officeooo:rsid="0013d9fd" officeooo:paragraph-rsid="0013d9fd"/>
    </style:style>
    <style:style style:name="P24" style:family="paragraph" style:parent-style-name="Standard" style:list-style-name="L1">
      <style:text-properties officeooo:rsid="0017f39e" officeooo:paragraph-rsid="0017f39e"/>
    </style:style>
    <style:style style:name="P25" style:family="paragraph" style:parent-style-name="Standard" style:list-style-name="L2">
      <style:text-properties officeooo:rsid="0017f39e" officeooo:paragraph-rsid="0017f39e"/>
    </style:style>
    <style:style style:name="P26" style:family="paragraph" style:parent-style-name="Standard" style:list-style-name="L1">
      <style:text-properties officeooo:rsid="0014d27c" officeooo:paragraph-rsid="0014d27c"/>
    </style:style>
    <style:style style:name="P27" style:family="paragraph" style:parent-style-name="Standard" style:list-style-name="L2">
      <style:text-properties officeooo:rsid="0024d5a1" officeooo:paragraph-rsid="0016537b"/>
    </style:style>
    <style:style style:name="P28" style:family="paragraph" style:parent-style-name="Standard" style:list-style-name="L3">
      <style:text-properties fo:font-weight="normal" officeooo:rsid="001ab1a2" officeooo:paragraph-rsid="001ab1a2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1b9b44" officeooo:paragraph-rsid="001b9b44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1d3de5" officeooo:paragraph-rsid="001d3de5" style:font-weight-asian="normal" style:font-weight-complex="normal"/>
    </style:style>
    <style:style style:name="P31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32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33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34" style:family="paragraph" style:parent-style-name="Standard" style:list-style-name="L21">
      <style:text-properties fo:font-weight="normal" officeooo:rsid="003742e0" officeooo:paragraph-rsid="003742e0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36" style:family="paragraph" style:parent-style-name="Standard" style:list-style-name="L8">
      <style:text-properties fo:font-weight="normal" officeooo:rsid="001cf40e" officeooo:paragraph-rsid="003b2b95" style:font-weight-asian="normal" style:font-weight-complex="normal"/>
    </style:style>
    <style:style style:name="P37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38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1cf40e" officeooo:paragraph-rsid="003b2b95" style:font-weight-asian="normal" style:font-weight-complex="normal"/>
    </style:style>
    <style:style style:name="P40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41" style:family="paragraph" style:parent-style-name="Standard" style:list-style-name="L9">
      <style:text-properties fo:font-weight="normal" officeooo:rsid="001dbf51" officeooo:paragraph-rsid="003b2b95" style:font-weight-asian="normal" style:font-weight-complex="normal"/>
    </style:style>
    <style:style style:name="P42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43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44" style:family="paragraph" style:parent-style-name="Standard" style:list-style-name="L5">
      <style:text-properties officeooo:rsid="0016537b" officeooo:paragraph-rsid="003b2b95"/>
    </style:style>
    <style:style style:name="P45" style:family="paragraph" style:parent-style-name="Standard">
      <style:text-properties officeooo:rsid="0016537b" officeooo:paragraph-rsid="003b2b95"/>
    </style:style>
    <style:style style:name="P46" style:family="paragraph" style:parent-style-name="Standard" style:list-style-name="L5">
      <style:text-properties officeooo:rsid="001cf40e" officeooo:paragraph-rsid="003b2b95"/>
    </style:style>
    <style:style style:name="P47" style:family="paragraph" style:parent-style-name="Standard" style:list-style-name="L6">
      <style:text-properties officeooo:rsid="001cf40e" officeooo:paragraph-rsid="003b2b95"/>
    </style:style>
    <style:style style:name="P48" style:family="paragraph" style:parent-style-name="Standard" style:list-style-name="L7">
      <style:text-properties officeooo:rsid="001cf40e" officeooo:paragraph-rsid="003b2b95"/>
    </style:style>
    <style:style style:name="P49" style:family="paragraph" style:parent-style-name="Standard" style:list-style-name="L8">
      <style:text-properties officeooo:rsid="001cf40e" officeooo:paragraph-rsid="003b2b95"/>
    </style:style>
    <style:style style:name="P50" style:family="paragraph" style:parent-style-name="Standard">
      <style:text-properties officeooo:rsid="001cf40e" officeooo:paragraph-rsid="003b2b95"/>
    </style:style>
    <style:style style:name="P51" style:family="paragraph" style:parent-style-name="Standard">
      <style:paragraph-properties fo:break-before="page"/>
      <style:text-properties officeooo:rsid="001cf40e" officeooo:paragraph-rsid="003b2b95"/>
    </style:style>
    <style:style style:name="P52" style:family="paragraph" style:parent-style-name="Standard" style:list-style-name="L9">
      <style:text-properties officeooo:rsid="001d3de5" officeooo:paragraph-rsid="003b2b95"/>
    </style:style>
    <style:style style:name="P53" style:family="paragraph" style:parent-style-name="Standard" style:list-style-name="L11">
      <style:text-properties officeooo:rsid="001d3de5" officeooo:paragraph-rsid="003bbbc4"/>
    </style:style>
    <style:style style:name="P54" style:family="paragraph" style:parent-style-name="Standard">
      <style:text-properties officeooo:rsid="001d3de5" officeooo:paragraph-rsid="003b2b95"/>
    </style:style>
    <style:style style:name="P55" style:family="paragraph" style:parent-style-name="Standard" style:list-style-name="L10">
      <style:text-properties officeooo:rsid="001dbf51" officeooo:paragraph-rsid="003bbbc4"/>
    </style:style>
    <style:style style:name="P56" style:family="paragraph" style:parent-style-name="Standard" style:list-style-name="L14">
      <style:text-properties officeooo:rsid="001dbf51" officeooo:paragraph-rsid="001dbf51"/>
    </style:style>
    <style:style style:name="P57" style:family="paragraph" style:parent-style-name="Standard" style:list-style-name="L16">
      <style:text-properties officeooo:rsid="001dbf51" officeooo:paragraph-rsid="00250f45"/>
    </style:style>
    <style:style style:name="P58" style:family="paragraph" style:parent-style-name="Standard" style:list-style-name="L17">
      <style:text-properties officeooo:rsid="001dbf51" officeooo:paragraph-rsid="00250f45"/>
    </style:style>
    <style:style style:name="P59" style:family="paragraph" style:parent-style-name="Standard" style:list-style-name="L18">
      <style:text-properties officeooo:rsid="001dbf51" officeooo:paragraph-rsid="00267ae0"/>
    </style:style>
    <style:style style:name="P60" style:family="paragraph" style:parent-style-name="Standard" style:list-style-name="L18">
      <style:text-properties officeooo:rsid="001dbf51" officeooo:paragraph-rsid="00284fbc"/>
    </style:style>
    <style:style style:name="P61" style:family="paragraph" style:parent-style-name="Standard" style:list-style-name="L18">
      <style:text-properties officeooo:rsid="001dbf51" officeooo:paragraph-rsid="002f1c20"/>
    </style:style>
    <style:style style:name="P62" style:family="paragraph" style:parent-style-name="Standard" style:list-style-name="L10">
      <style:text-properties officeooo:rsid="001ec8e9" officeooo:paragraph-rsid="003bbbc4"/>
    </style:style>
    <style:style style:name="P63" style:family="paragraph" style:parent-style-name="Standard" style:list-style-name="L13">
      <style:text-properties officeooo:rsid="001da5e5" officeooo:paragraph-rsid="001da5e5"/>
    </style:style>
    <style:style style:name="P64" style:family="paragraph" style:parent-style-name="Standard" style:list-style-name="L13">
      <style:text-properties officeooo:rsid="00311225" officeooo:paragraph-rsid="00311225"/>
    </style:style>
    <style:style style:name="P65" style:family="paragraph" style:parent-style-name="Standard" style:list-style-name="L13">
      <style:text-properties officeooo:rsid="00311225" officeooo:paragraph-rsid="00322673"/>
    </style:style>
    <style:style style:name="P66" style:family="paragraph" style:parent-style-name="Standard" style:list-style-name="L13">
      <style:text-properties officeooo:rsid="00311225" officeooo:paragraph-rsid="003567ce"/>
    </style:style>
    <style:style style:name="P67" style:family="paragraph" style:parent-style-name="Standard" style:list-style-name="L13">
      <style:text-properties officeooo:rsid="00322673" officeooo:paragraph-rsid="00322673"/>
    </style:style>
    <style:style style:name="P68" style:family="paragraph" style:parent-style-name="Standard" style:list-style-name="L13">
      <style:text-properties officeooo:rsid="003567ce" officeooo:paragraph-rsid="003567ce"/>
    </style:style>
    <style:style style:name="P69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72" style:family="paragraph" style:parent-style-name="Standard" style:list-style-name="L15">
      <style:text-properties officeooo:rsid="0022c186" officeooo:paragraph-rsid="0022c186"/>
    </style:style>
    <style:style style:name="P73" style:family="paragraph" style:parent-style-name="Standard" style:list-style-name="L15">
      <style:text-properties officeooo:rsid="00219a50" officeooo:paragraph-rsid="00219a50"/>
    </style:style>
    <style:style style:name="P74" style:family="paragraph" style:parent-style-name="Standard" style:list-style-name="L18">
      <style:text-properties officeooo:rsid="00219a50" officeooo:paragraph-rsid="00284fbc"/>
    </style:style>
    <style:style style:name="P75" style:family="paragraph" style:parent-style-name="Standard" style:list-style-name="L18">
      <style:text-properties officeooo:rsid="00219a50" officeooo:paragraph-rsid="00292bb5"/>
    </style:style>
    <style:style style:name="P76" style:family="paragraph" style:parent-style-name="Standard" style:list-style-name="L16">
      <style:text-properties officeooo:rsid="00250f45" officeooo:paragraph-rsid="00250f45"/>
    </style:style>
    <style:style style:name="P77" style:family="paragraph" style:parent-style-name="Standard" style:list-style-name="L17">
      <style:text-properties officeooo:rsid="00250f45" officeooo:paragraph-rsid="00250f45"/>
    </style:style>
    <style:style style:name="P78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79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80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81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2" style:family="paragraph" style:parent-style-name="Standard">
      <style:text-properties fo:font-weight="bold" officeooo:rsid="00185b7b" officeooo:paragraph-rsid="0016537b" style:font-weight-asian="bold" style:font-weight-complex="bold"/>
    </style:style>
    <style:style style:name="P83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8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8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86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87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88" style:family="paragraph" style:parent-style-name="Standard">
      <style:text-properties fo:font-weight="bold" officeooo:rsid="001da5e5" officeooo:paragraph-rsid="001da5e5" style:font-weight-asian="bold" style:font-weight-complex="bold"/>
    </style:style>
    <style:style style:name="P89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90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91" style:family="paragraph" style:parent-style-name="Standard" style:list-style-name="L18">
      <style:text-properties officeooo:rsid="002a949f" officeooo:paragraph-rsid="002a949f"/>
    </style:style>
    <style:style style:name="P92" style:family="paragraph" style:parent-style-name="Standard" style:list-style-name="L18">
      <style:text-properties officeooo:rsid="002a949f" officeooo:paragraph-rsid="002f1c20"/>
    </style:style>
    <style:style style:name="P93" style:family="paragraph" style:parent-style-name="Standard" style:list-style-name="L19">
      <style:text-properties officeooo:rsid="002a949f" officeooo:paragraph-rsid="002a949f"/>
    </style:style>
    <style:style style:name="P94" style:family="paragraph" style:parent-style-name="Standard" style:list-style-name="L19">
      <style:text-properties officeooo:rsid="002a949f" officeooo:paragraph-rsid="002d56e9"/>
    </style:style>
    <style:style style:name="P95" style:family="paragraph" style:parent-style-name="Standard" style:list-style-name="L20">
      <style:text-properties officeooo:rsid="002a949f" officeooo:paragraph-rsid="002a949f"/>
    </style:style>
    <style:style style:name="P96" style:family="paragraph" style:parent-style-name="Standard" style:list-style-name="L20">
      <style:text-properties officeooo:rsid="002a949f" officeooo:paragraph-rsid="002f1c20"/>
    </style:style>
    <style:style style:name="P97" style:family="paragraph" style:parent-style-name="Standard" style:list-style-name="L20">
      <style:text-properties officeooo:rsid="002a949f" officeooo:paragraph-rsid="002b8f69"/>
    </style:style>
    <style:style style:name="P98" style:family="paragraph" style:parent-style-name="Standard" style:list-style-name="L18">
      <style:text-properties officeooo:rsid="00284fbc" officeooo:paragraph-rsid="00284fbc"/>
    </style:style>
    <style:style style:name="P99" style:family="paragraph" style:parent-style-name="Standard" style:list-style-name="L18">
      <style:text-properties officeooo:rsid="00284fbc" officeooo:paragraph-rsid="002f1c20"/>
    </style:style>
    <style:style style:name="P100" style:family="paragraph" style:parent-style-name="Standard" style:list-style-name="L18">
      <style:text-properties officeooo:rsid="00292bb5" officeooo:paragraph-rsid="00292bb5"/>
    </style:style>
    <style:style style:name="P101" style:family="paragraph" style:parent-style-name="Standard" style:list-style-name="L18">
      <style:text-properties officeooo:rsid="00292bb5" officeooo:paragraph-rsid="002f1c20"/>
    </style:style>
    <style:style style:name="P102" style:family="paragraph" style:parent-style-name="Standard" style:list-style-name="L20">
      <style:text-properties officeooo:rsid="002b8f69" officeooo:paragraph-rsid="002b8f69"/>
    </style:style>
    <style:style style:name="P103" style:family="paragraph" style:parent-style-name="Standard" style:list-style-name="L21">
      <style:text-properties officeooo:rsid="003742e0" officeooo:paragraph-rsid="003742e0"/>
    </style:style>
    <style:style style:name="P104" style:family="paragraph" style:parent-style-name="Standard" style:list-style-name="L9">
      <style:text-properties officeooo:rsid="003b2b95" officeooo:paragraph-rsid="003b2b95"/>
    </style:style>
    <style:style style:name="P105" style:family="paragraph" style:parent-style-name="Standard" style:list-style-name="L13">
      <style:text-properties officeooo:rsid="003bbbc4" officeooo:paragraph-rsid="003bbbc4"/>
    </style:style>
    <style:style style:name="P106" style:family="paragraph" style:parent-style-name="Standard" style:list-style-name="L18">
      <style:text-properties officeooo:rsid="00403293" officeooo:paragraph-rsid="00487c96"/>
    </style:style>
    <style:style style:name="P107" style:family="paragraph" style:parent-style-name="Standard" style:list-style-name="L19">
      <style:text-properties officeooo:rsid="0043b684" officeooo:paragraph-rsid="0043b684"/>
    </style:style>
    <style:style style:name="P108" style:family="paragraph" style:parent-style-name="Standard" style:list-style-name="L20">
      <style:text-properties officeooo:rsid="00465ad7" officeooo:paragraph-rsid="00487c96"/>
    </style:style>
    <style:style style:name="P109" style:family="paragraph" style:parent-style-name="Standard" style:list-style-name="L20">
      <style:text-properties officeooo:rsid="004792f0" officeooo:paragraph-rsid="004792f0"/>
    </style:style>
    <style:style style:name="P110" style:family="paragraph" style:parent-style-name="Standard" style:list-style-name="L18">
      <style:text-properties officeooo:rsid="0049b947" officeooo:paragraph-rsid="0049b947"/>
    </style:style>
    <style:style style:name="P111" style:family="paragraph" style:parent-style-name="Standard" style:list-style-name="L19">
      <style:text-properties officeooo:rsid="004b5918" officeooo:paragraph-rsid="004b5918"/>
    </style:style>
    <style:style style:name="P112" style:family="paragraph" style:parent-style-name="Standard">
      <style:text-properties officeooo:rsid="0013843b" officeooo:paragraph-rsid="0013843b"/>
    </style:style>
    <style:style style:name="P113" style:family="paragraph" style:parent-style-name="Standard">
      <style:text-properties officeooo:rsid="004cf849" officeooo:paragraph-rsid="004cf8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bbbc4"/>
    </style:style>
    <style:style style:name="T28" style:family="text">
      <style:text-properties officeooo:rsid="00403293"/>
    </style:style>
    <style:style style:name="T29" style:family="text">
      <style:text-properties officeooo:rsid="00449114"/>
    </style:style>
    <style:style style:name="T30" style:family="text">
      <style:text-properties officeooo:rsid="00465ad7"/>
    </style:style>
    <style:style style:name="T31" style:family="text">
      <style:text-properties officeooo:rsid="00487c96"/>
    </style:style>
    <style:style style:name="T32" style:family="text">
      <style:text-properties officeooo:rsid="0049b947"/>
    </style:style>
    <style:style style:name="T33" style:family="text">
      <style:text-properties officeooo:rsid="004b59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1">Техническое задание по ИВС</text:span></text:p>
      <text:p text:style-name="P1"><text:span text:style-name="T1"/></text:p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xml:id="list1744525881" text:style-name="L1">
        <text:list-item>
          <text:p text:style-name="P23">Добавить раздел аутентификации сотрудников;</text:p>
        </text:list-item>
        <text:list-item>
          <text:p text:style-name="P23">Позволять сотруднику просматривать информацию о себе;</text:p>
        </text:list-item>
        <text:list-item>
          <text:p text:style-name="P23">Организовать уровни авторизированного доступ к определённым функциям и разделам приложения;</text:p>
        </text:list-item>
        <text:list-item>
          <text:p text:style-name="P23">Управление сотрудниками — позволять просматривать, изменять и *увольнять сотрудников;</text:p>
        </text:list-item>
        <text:list-item>
          <text:p text:style-name="P23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24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23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24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26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11"/>
      <text:p text:style-name="P4">Бизнес сущности</text:p>
      <text:p text:style-name="P4"/>
      <text:p text:style-name="P4">Заявка от клиента</text:p>
      <text:p text:style-name="P12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12">Поля <text:span text:style-name="T11">карточки</text:span>:</text:p>
      <text:list xml:id="list671941536" text:style-name="L2">
        <text:list-item>
          <text:p text:style-name="P25">Номер заявки (уникальная строка, формируется по шаблону: &lt;ДАТА&gt;-&lt;порядковый номер&gt;)</text:p>
        </text:list-item>
        <text:list-item>
          <text:p text:style-name="P27">Дата открытия <text:span text:style-name="T6">(дата-время)</text:span></text:p>
        </text:list-item>
        <text:list-item>
          <text:p text:style-name="P27">Дата закрытия <text:span text:style-name="T6">(дата-время)</text:span></text:p>
        </text:list-item>
        <text:list-item>
          <text:p text:style-name="P27">Ориентировочная дата выполнения <text:span text:style-name="T6">(дата)</text:span></text:p>
        </text:list-item>
        <text:list-item>
          <text:p text:style-name="P27">Клиент (<text:span text:style-name="T6">выбирается из списка *</text:span><text:span text:style-name="T2">клиентов</text:span>)</text:p>
        </text:list-item>
        <text:list-item>
          <text:p text:style-name="P27"><text:span text:style-name="T25">Предмет заявки</text:span> (название оборудования)</text:p>
        </text:list-item>
        <text:list-item>
          <text:p text:style-name="P27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27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27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27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27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82"><text:soft-page-break/></text:p>
      <text:p text:style-name="P83"/>
      <text:p text:style-name="P51"><text:span text:style-name="T1">Состояния заявки:</text:span></text:p>
      <text:list xml:id="list528255264" text:style-name="L8">
        <text:list-item>
          <text:p text:style-name="P49">Закрыта</text:p>
        </text:list-item>
        <text:list-item>
          <text:p text:style-name="P49">Приёмка</text:p>
        </text:list-item>
        <text:list-item>
          <text:p text:style-name="P49">Выезд</text:p>
        </text:list-item>
        <text:list-item>
          <text:p text:style-name="P49">Ремонт</text:p>
        </text:list-item>
        <text:list-item>
          <text:p text:style-name="P49">Тестирование</text:p>
        </text:list-item>
        <text:list-item>
          <text:p text:style-name="P36">Выдача</text:p>
        </text:list-item>
      </text:list>
      <text:p text:style-name="P83"/>
      <text:p text:style-name="P85">Клиент</text:p>
      <text:p text:style-name="P45"><text:tab/>Каждый новый клиент должен быть зарегистрирован в базе клиентов.</text:p>
      <text:p text:style-name="P45">Поля карточки:</text:p>
      <text:list xml:id="list2379526845" text:style-name="L5">
        <text:list-item>
          <text:p text:style-name="P44">ФИО <text:span text:style-name="T11">(текст)</text:span></text:p>
        </text:list-item>
        <text:list-item>
          <text:p text:style-name="P44">Номер телефона <text:span text:style-name="T11">(текст)</text:span></text:p>
        </text:list-item>
        <text:list-item>
          <text:p text:style-name="P46">Адрес электронной почты (текст)</text:p>
        </text:list-item>
        <text:list-item>
          <text:p text:style-name="P46">Адрес проживания (текст)</text:p>
        </text:list-item>
        <text:list-item>
          <text:p text:style-name="P44">Дата добавления (дата-время)</text:p>
        </text:list-item>
        <text:list-item>
          <text:p text:style-name="P35">Связанные заявки (возможность просматривать открытые/закрытые заявки клиента из списка *заявки)</text:p>
        </text:list-item>
      </text:list>
      <text:p text:style-name="P37"/>
      <text:p text:style-name="P83">Услуга</text:p>
      <text:p text:style-name="P50"><text:tab/>Тип деятельности, которой занимается компания по отношению к потребностям клиентов. </text:p>
      <text:p text:style-name="P50">Типы услуг:</text:p>
      <text:list xml:id="list2850816969" text:style-name="L7">
        <text:list-item>
          <text:p text:style-name="P48">Обслуживание</text:p>
        </text:list-item>
        <text:list-item>
          <text:p text:style-name="P38">Ремонт</text:p>
        </text:list-item>
      </text:list>
      <text:p text:style-name="P37"/>
      <text:p text:style-name="P86">Сотрудник</text:p>
      <text:p text:style-name="P54"><text:tab/>Учётная запись сотрудника определяет его возможности в системе, а также позволяет вести учёт кадров.</text:p>
      <text:p text:style-name="P54">Поля карточки:</text:p>
      <text:list xml:id="list896402424" text:style-name="L9">
        <text:list-item>
          <text:p text:style-name="P52">ФИО (текст)</text:p>
        </text:list-item>
        <text:list-item>
          <text:p text:style-name="P104">Логин (уникальное слово)</text:p>
        </text:list-item>
        <text:list-item>
          <text:p text:style-name="P104">Пароль (хранится только ХЕШ)</text:p>
        </text:list-item>
        <text:list-item>
          <text:p text:style-name="P52">Номер телефона (текст)</text:p>
        </text:list-item>
        <text:list-item>
          <text:p text:style-name="P52">Электронная почта (текст)</text:p>
        </text:list-item>
        <text:list-item>
          <text:p text:style-name="P52">Адрес проживания (текст)</text:p>
        </text:list-item>
        <text:list-item>
          <text:p text:style-name="P52">Должность (выбирается значение из списка *<text:span text:style-name="T1">должностей компании</text:span>)</text:p>
        </text:list-item>
        <text:list-item>
          <text:p text:style-name="P52">Дата назначения (дата)</text:p>
        </text:list-item>
        <text:list-item>
          <text:p text:style-name="P52">Дата увольнения (<text:span text:style-name="T24">дата, если выбран пункт - «Уволен»</text:span>)</text:p>
        </text:list-item>
        <text:list-item>
          <text:p text:style-name="P52">Уровень доступа (поле заполняется из списка *<text:span text:style-name="T1">уровней доступа</text:span>)</text:p>
        </text:list-item>
        <text:list-item>
          <text:p text:style-name="P41">Доступность (выбирается из списка *<text:span text:style-name="T1">доступностей сотрудников</text:span>)</text:p>
        </text:list-item>
      </text:list>
      <text:p text:style-name="P40"/>
      <text:p text:style-name="P83">Комментарий</text:p>
      <text:p text:style-name="P50"><text:tab/>Приписка, которая может использоваться в задачах уровня компании, или в заявках от клиентов.</text:p>
      <text:p text:style-name="P50">Поля карточки:</text:p>
      <text:list xml:id="list3437408697" text:style-name="L6">
        <text:list-item>
          <text:p text:style-name="P47">Дата создания (дата-время)</text:p>
        </text:list-item>
        <text:list-item>
          <text:p text:style-name="P39">Текст (текст)</text:p>
        </text:list-item>
      </text:list>
      <text:p text:style-name="P81">Задача компании</text:p>
      <text:p text:style-name="P13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14">Поля <text:span text:style-name="T11">карточки</text:span>:</text:p>
      <text:list xml:id="list739657272" text:style-name="L3">
        <text:list-item>
          <text:p text:style-name="P28">Номер задачи (уникальная строка, формируется по шаблону: &lt;ДАТА&gt;-&lt;порядковый номер&gt;)</text:p>
        </text:list-item>
        <text:list-item>
          <text:p text:style-name="P28">Название задачи <text:span text:style-name="T10">(текст)</text:span></text:p>
        </text:list-item>
        <text:list-item>
          <text:p text:style-name="P28">Описание <text:span text:style-name="T10">(текст)</text:span></text:p>
        </text:list-item>
        <text:list-item>
          <text:p text:style-name="P28">Дата открытия <text:span text:style-name="T10">(дата-время)</text:span></text:p>
        </text:list-item>
        <text:list-item>
          <text:p text:style-name="P28">Дата закрытия <text:span text:style-name="T10">(дата-время)</text:span></text:p>
        </text:list-item>
        <text:list-item>
          <text:p text:style-name="P29">Дата ориентировочного выполнения (дата)</text:p>
        </text:list-item>
        <text:list-item>
          <text:p text:style-name="P28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28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28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5"/>
      <text:p text:style-name="P6">Состояния задачи:</text:p>
      <text:list xml:id="list2734635359" text:style-name="L4">
        <text:list-item>
          <text:p text:style-name="P30">Открыта</text:p>
        </text:list-item>
        <text:list-item>
          <text:p text:style-name="P30">В работе</text:p>
        </text:list-item>
        <text:list-item>
          <text:p text:style-name="P30">Оценка</text:p>
        </text:list-item>
        <text:list-item>
          <text:p text:style-name="P30">Закрыта</text:p>
        </text:list-item>
      </text:list>
      <text:p text:style-name="P31"/>
      <text:p text:style-name="P79">Доступность сотрудников:</text:p>
      <text:list xml:id="list1606059821" text:style-name="L10">
        <text:list-item>
          <text:p text:style-name="P55">Свободен</text:p>
        </text:list-item>
        <text:list-item>
          <text:p text:style-name="P55">Занят</text:p>
        </text:list-item>
        <text:list-item>
          <text:p text:style-name="P55">Выходной</text:p>
        </text:list-item>
        <text:list-item>
          <text:p text:style-name="P62">Отпуск</text:p>
        </text:list-item>
        <text:list-item>
          <text:p text:style-name="P42">Уволен</text:p>
        </text:list-item>
      </text:list>
      <text:p text:style-name="P43"/>
      <text:p text:style-name="P87">Должности в компании:</text:p>
      <text:list xml:id="list308706769" text:style-name="L11">
        <text:list-item>
          <text:p text:style-name="P53">Директор</text:p>
        </text:list-item>
        <text:list-item>
          <text:p text:style-name="P53">Секретарь</text:p>
        </text:list-item>
        <text:list-item>
          <text:p text:style-name="P53">Администратор</text:p>
        </text:list-item>
        <text:list-item>
          <text:p text:style-name="P53">Мастер</text:p>
        </text:list-item>
        <text:list-item>
          <text:p text:style-name="P53">Тестировщик</text:p>
        </text:list-item>
        <text:list-item>
          <text:p text:style-name="P53">Бухгалтер</text:p>
        </text:list-item>
        <text:list-item>
          <text:p text:style-name="P53">HR-администратор</text:p>
        </text:list-item>
        <text:list-item>
          <text:p text:style-name="P32">PR-менеджер</text:p>
        </text:list-item>
      </text:list>
      <text:p text:style-name="P31"/>
      <text:p text:style-name="P80">О сервисе</text:p>
      <text:p text:style-name="P33"><text:tab/>Техническая информация о программном продукте.</text:p>
      <text:p text:style-name="P33">Поля карточки:</text:p>
      <text:list xml:id="list602681802" text:style-name="L21">
        <text:list-item>
          <text:p text:style-name="P34">Название сервиса</text:p>
        </text:list-item>
        <text:list-item>
          <text:p text:style-name="P34">Описание сервиса</text:p>
        </text:list-item>
        <text:list-item>
          <text:p text:style-name="P34">Версия</text:p>
        </text:list-item>
        <text:list-item>
          <text:p text:style-name="P34">Сборка</text:p>
        </text:list-item>
        <text:list-item>
          <text:p text:style-name="P103"><text:span text:style-name="T26">Разработчик</text:span></text:p>
        </text:list-item>
      </text:list>
      <text:p text:style-name="P15"/>
      <text:p text:style-name="P88"/>
      <text:p text:style-name="P89">Уровни доступа:</text:p>
      <text:list xml:id="list1035445461" text:style-name="L13">
        <text:list-item>
          <text:p text:style-name="P63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64">Мастер</text:p>
          <text:list>
            <text:list-item>
              <text:p text:style-name="P64">Карточка профиля — доступны все основные действия.</text:p>
            </text:list-item>
            <text:list-item>
              <text:p text:style-name="P64">Карточка «О <text:span text:style-name="T27">сервисе</text:span>» - доступен просмотр информации.</text:p>
            </text:list-item>
            <text:list-item>
              <text:p text:style-name="P64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64">Доска заявок — всё кроме закрытие существующей заявки <text:span text:style-name="T27">и открытия новой</text:span>.</text:p>
            </text:list-item>
            <text:list-item>
              <text:p text:style-name="P64">Задачи — доступны все возможности раздела.</text:p>
            </text:list-item>
            <text:list-item>
              <text:p text:style-name="P64">Доска задач — доступны все возможности раздела.</text:p>
            </text:list-item>
            <text:list-item>
              <text:p text:style-name="P64">Сотрудники — <text:span text:style-name="T27">раздел скрыт.</text:span></text:p>
            </text:list-item>
            <text:list-item>
              <text:p text:style-name="P64">Клиенты — запрещено всё, кроме просмотра клиентов.</text:p>
            </text:list-item>
          </text:list>
        </text:list-item>
        <text:list-item>
          <text:p text:style-name="P105">Менеджер</text:p>
          <text:list>
            <text:list-item>
              <text:p text:style-name="P65">Карточка профиля — доступны все основные действия.</text:p>
            </text:list-item>
            <text:list-item>
              <text:p text:style-name="P65">Карточка «О <text:span text:style-name="T27">сервисе</text:span>» - доступен просмотр информации.</text:p>
            </text:list-item>
            <text:list-item>
              <text:p text:style-name="P65">Заявки — доступны все основные действия раздела.</text:p>
            </text:list-item>
            <text:list-item>
              <text:p text:style-name="P65">Доска заявок — <text:span text:style-name="T20">доступно всё.</text:span></text:p>
            </text:list-item>
            <text:list-item>
              <text:p text:style-name="P65">Задачи — доступны все возможности раздела.</text:p>
            </text:list-item>
            <text:list-item>
              <text:p text:style-name="P65">Доска задач — доступны все возможности раздела.</text:p>
            </text:list-item>
            <text:list-item>
              <text:p text:style-name="P65">Сотрудники — <text:span text:style-name="T27">раздел скрыт.</text:span></text:p>
            </text:list-item>
            <text:list-item>
              <text:p text:style-name="P65">Клиенты — <text:span text:style-name="T20">полный доступ.</text:span></text:p>
            </text:list-item>
          </text:list>
        </text:list-item>
        <text:list-item>
          <text:p text:style-name="P67">Документалист</text:p>
          <text:list>
            <text:list-item>
              <text:p text:style-name="P65">Карточка профиля — доступны все основные действия.</text:p>
            </text:list-item>
            <text:list-item>
              <text:p text:style-name="P65">Карточка «О <text:span text:style-name="T27">сервисе</text:span>» - доступен просмотр информации.</text:p>
            </text:list-item>
            <text:list-item>
              <text:p text:style-name="P65">Заявки — <text:span text:style-name="T20">раздел скрыт.</text:span></text:p>
            </text:list-item>
            <text:list-item>
              <text:p text:style-name="P65">Доска заявок — <text:span text:style-name="T20">раздел скрыт.</text:span></text:p>
            </text:list-item>
            <text:list-item>
              <text:p text:style-name="P65">Задачи — доступны все возможности раздела.</text:p>
            </text:list-item>
            <text:list-item>
              <text:p text:style-name="P65">Доска задач — доступны все возможности раздела.</text:p>
            </text:list-item>
            <text:list-item>
              <text:p text:style-name="P65">Сотрудники — <text:span text:style-name="T20">полный доступ.</text:span></text:p>
            </text:list-item>
            <text:list-item>
              <text:p text:style-name="P65">Клиенты — <text:span text:style-name="T27">раздел скрыт.</text:span></text:p>
            </text:list-item>
          </text:list>
        </text:list-item>
        <text:list-item>
          <text:p text:style-name="P68">Руководитель</text:p>
          <text:list>
            <text:list-item>
              <text:p text:style-name="P66">Карточка профиля — <text:span text:style-name="T27">полный доступ</text:span>.</text:p>
            </text:list-item>
            <text:list-item>
              <text:p text:style-name="P66">Карточка «О компании» - доступ<text:span text:style-name="T27">ен просмотр информации</text:span>.</text:p>
            </text:list-item>
            <text:list-item>
              <text:p text:style-name="P66">Заявки — <text:span text:style-name="T21">полный доступ.</text:span></text:p>
            </text:list-item>
            <text:list-item>
              <text:p text:style-name="P66">Доска заявок — <text:span text:style-name="T21">полный </text:span><text:span text:style-name="T22">доступ</text:span>.</text:p>
            </text:list-item>
            <text:list-item>
              <text:p text:style-name="P66">Задачи — <text:span text:style-name="T27">полный доступ</text:span>.</text:p>
            </text:list-item>
            <text:list-item>
              <text:p text:style-name="P66">Доска задач — <text:span text:style-name="T27">полный доступ</text:span>.</text:p>
            </text:list-item>
            <text:list-item>
              <text:p text:style-name="P66">Сотрудники — <text:span text:style-name="T21">полный доступ</text:span>.</text:p>
            </text:list-item>
            <text:list-item>
              <text:p text:style-name="P66">Клиенты — <text:span text:style-name="T21">полный доступ.</text:span></text:p>
            </text:list-item>
          </text:list>
        </text:list-item>
      </text:list>
      <text:p text:style-name="P16"/>
      <text:p text:style-name="P69"/>
      <text:p text:style-name="P70">Разделы сервиса и их описание</text:p>
      <text:p text:style-name="P71"/>
      <text:p text:style-name="P69">Основные разделы сервиса:</text:p>
      <text:list xml:id="list2069552353" text:style-name="L14">
        <text:list-item>
          <text:p text:style-name="P56">Аутентификация сотрудника</text:p>
        </text:list-item>
        <text:list-item>
          <text:p text:style-name="P56">Карточка профиля</text:p>
        </text:list-item>
        <text:list-item>
          <text:p text:style-name="P56"><text:span text:style-name="T16">Карточка «О </text:span><text:span text:style-name="T23">сервисе</text:span>»</text:p>
        </text:list-item>
        <text:list-item>
          <text:p text:style-name="P56">Заявки</text:p>
        </text:list-item>
        <text:list-item>
          <text:p text:style-name="P56">Доска заявок</text:p>
        </text:list-item>
        <text:list-item>
          <text:p text:style-name="P56">Задачи</text:p>
        </text:list-item>
        <text:list-item>
          <text:p text:style-name="P56">Доска задач</text:p>
        </text:list-item>
        <text:list-item>
          <text:p text:style-name="P56">Сотрудники</text:p>
        </text:list-item>
        <text:list-item>
          <text:p text:style-name="P56">Клиенты</text:p>
        </text:list-item>
      </text:list>
      <text:p text:style-name="P17"/>
      <text:p text:style-name="P7">Раздел аутентификации сотрудника</text:p>
      <text:list xml:id="list935299511" text:style-name="L15">
        <text:list-item>
          <text:p text:style-name="P72">Основной раздел входа в систему.</text:p>
        </text:list-item>
        <text:list-item>
          <text:p text:style-name="P73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72">В поле ввода пароля — пароль отображается звёздочками, имеется кнопка «посмотреть пароль».</text:p>
        </text:list-item>
        <text:list-item>
          <text:p text:style-name="P73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72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72">В случаи успешной аутентификации мы переходим в раздел соответствующий нашим полномочиям.</text:p>
        </text:list-item>
      </text:list>
      <text:p text:style-name="P18"/>
      <text:p text:style-name="P8">Карточка профиля</text:p>
      <text:list xml:id="list2754123002" text:style-name="L16">
        <text:list-item>
          <text:p text:style-name="P57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76">Поля отображаемые в этой карточке описаны в соответствующем разделе.</text:p>
        </text:list-item>
        <text:list-item>
          <text:p text:style-name="P76">Сотрудник может отредактировать поле: «доступность», выставив соответствующий статус.</text:p>
        </text:list-item>
      </text:list>
      <text:p text:style-name="P19"/>
      <text:p text:style-name="P78">Карточка: «О <text:span text:style-name="T23">сервисе</text:span>»</text:p>
      <text:list xml:id="list1383014409" text:style-name="L17">
        <text:list-item>
          <text:p text:style-name="P58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77">Поля отображаемые в этом разделе описаны в соответствующем пункте.</text:p>
        </text:list-item>
      </text:list>
      <text:p text:style-name="P20"/>
      <text:p text:style-name="P9">Раздел заявки</text:p>
      <text:list xml:id="list1250045010" text:style-name="L18">
        <text:list-item>
          <text:p text:style-name="P59"><text:span text:style-name="T16">О</text:span><text:span text:style-name="T13">тображаются все заявки, которые были созданы.</text:span></text:p>
        </text:list-item>
        <text:list-item>
          <text:p text:style-name="P106">Имеется <text:span text:style-name="T31">строка</text:span> поиска по номеру заявки. <text:span text:style-name="T31">Она выполняет фильтрация по соответствующему полю.</text:span></text:p>
        </text:list-item>
        <text:list-item>
          <text:p text:style-name="P59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8">Предмет заявки</text:span><text:span text:style-name="T17">, Вид услуги, Статус, Исполнитель.</text:span></text:p>
        </text:list-item>
        <text:list-item>
          <text:p text:style-name="P91">По каждому из столбцов можно выполнить сортировку.</text:p>
        </text:list-item>
        <text:list-item>
          <text:p text:style-name="P98">При выборе одной из заявки становится активна кнопка: «<text:span text:style-name="T28">Открыть</text:span>». При нажатии на эту кнопку открывается карточка с полями заявки.</text:p>
        </text:list-item>
        <text:list-item>
          <text:p text:style-name="P60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74">В разделе имеется возможность создания новой заявки и редактирования существующей.</text:p>
        </text:list-item>
        <text:list-item>
          <text:p text:style-name="P98"><text:soft-page-break/>При выборе соответствующей заявки и нажатии на кнопку: «<text:span text:style-name="T28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75">Закрытые заявки не могут быть отредактированы.</text:p>
        </text:list-item>
        <text:list-item>
          <text:p text:style-name="P75">После выставления заявки статуса: закрыта, снова открыть её невозможно.</text:p>
        </text:list-item>
        <text:list-item>
          <text:p text:style-name="P75">В разделе есть кнопки для быстрой работы с заявкой: <text:span text:style-name="T28">изменить</text:span>, <text:span text:style-name="T28">поменять</text:span> статус, перейти к клиенту по заявке.</text:p>
        </text:list-item>
        <text:list-item>
          <text:p text:style-name="P100">При нажатии: «<text:span text:style-name="T28">Поменять</text:span> статус» - открывается список статусов и можно выбрать соответствующий.</text:p>
        </text:list-item>
        <text:list-item>
          <text:p text:style-name="P100">При нажатии «<text:span text:style-name="T28">К клиенту</text:span>» - открывается раздел клиентов и карточка того клиента, кому принадлежит заявка.</text:p>
        </text:list-item>
        <text:list-item>
          <text:p text:style-name="P100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21"/>
      <text:p text:style-name="P10">Раздел доска заявок</text:p>
      <text:list xml:id="list941597162" text:style-name="L19">
        <text:list-item>
          <text:p text:style-name="P93">Отображает процесс исполнения заявки по статусам. <text:span text:style-name="T28">Статусы для отображения: выезд, приёмка, тестирование, ремонт, выдача, закрыто.</text:span></text:p>
        </text:list-item>
        <text:list-item>
          <text:p text:style-name="P93">При нажатии на заявку открывается её карточка на просмотр.</text:p>
        </text:list-item>
        <text:list-item>
          <text:p text:style-name="P93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07">В разделе есть кнопка «Создать», которая создаёт новую заявку.</text:p>
        </text:list-item>
      </text:list>
      <text:p text:style-name="P22"/>
      <text:p text:style-name="P10">Раздел сотрудники</text:p>
      <text:list xml:id="list3289075986" text:style-name="L20">
        <text:list-item>
          <text:p text:style-name="P95">В разделе отображается список сотрудников <text:span text:style-name="T18">в виде таблицы.</text:span></text:p>
        </text:list-item>
        <text:list-item>
          <text:p text:style-name="P102">Раздел имеет переключатель (фильтр): <text:span text:style-name="T29">Штат</text:span>/<text:span text:style-name="T29">Уволенные</text:span>.</text:p>
        </text:list-item>
        <text:list-item>
          <text:p text:style-name="P102">Видимые столбцы: ФИО, <text:span text:style-name="T29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96">По каждому из столбцов можно выполнить сортировку.</text:p>
        </text:list-item>
        <text:list-item>
          <text:p text:style-name="P102">В разделе есть кнопки: <text:span text:style-name="T30">Открыть</text:span>, Добавить, Изменить, Уволить.</text:p>
        </text:list-item>
        <text:list-item>
          <text:p text:style-name="P102">При выборе записи и нажатии на кнопку: «<text:span text:style-name="T30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02">При «Увольнении» отображается окно в котором спрашивается подтверждение операции.</text:p>
        </text:list-item>
        <text:list-item>
          <text:p text:style-name="P102">Уволенных сотрудников нельзя редактировать.</text:p>
        </text:list-item>
        <text:list-item>
          <text:p text:style-name="P102">В разделе «Уволенные», кнопка «Уволить» меняется на «Восстановить».</text:p>
        </text:list-item>
        <text:list-item>
          <text:p text:style-name="P108">Также в разделе есть строка поиска по ФИО <text:span text:style-name="T31">сотрудника</text:span>. <text:span text:style-name="T31">Она выполняет фильтрация по соответствующему полю.</text:span></text:p>
        </text:list-item>
      </text:list>
      <text:p text:style-name="P22"/>
      <text:p text:style-name="P10">Раздел клиенты</text:p>
      <text:list xml:id="list192625401866595" text:continue-numbering="true" text:style-name="L20">
        <text:list-item>
          <text:p text:style-name="P97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09">Имеется строка поиска по ФИО клиента. <text:span text:style-name="T31">Она выполняет фильтрация по соответствующему полю.</text:span></text:p>
        </text:list-item>
        <text:list-item>
          <text:p text:style-name="P102">Видимые столбцы: ФИО, Дата регистрации, Номер телефона, Адрес электронной почты.</text:p>
        </text:list-item>
        <text:list-item>
          <text:p text:style-name="P96">По каждому из столбцов можно выполнить сортировку.</text:p>
        </text:list-item>
        <text:list-item>
          <text:p text:style-name="P102">В разделе есть кнопки: <text:span text:style-name="T32">Открыть</text:span>, Добавить, Изменить, К заявкам.</text:p>
        </text:list-item>
        <text:list-item>
          <text:p text:style-name="P102">При выборе записи и нажатии на кнопку: «<text:span text:style-name="T32">Открыть</text:span>», отображается карточка клиента с полями обозначенными в соответствующем пункте.</text:p>
        </text:list-item>
        <text:list-item>
          <text:p text:style-name="P102">При «К заявкам» открывается раздел: Заявки, и фильтруется по клиенту.</text:p>
        </text:list-item>
      </text:list>
      <text:p text:style-name="P22"/>
      <text:p text:style-name="P10"/>
      <text:p text:style-name="P10"/>
      <text:p text:style-name="P10"><text:soft-page-break/>Раздел задачи</text:p>
      <text:list xml:id="list192623887820057" text:continue-list="list1250045010" text:style-name="L18">
        <text:list-item>
          <text:p text:style-name="P61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10">В разделе имеется строка поиска по номеру задачи. <text:span text:style-name="T31">Она выполняет фильтрация по соответствующему полю.</text:span></text:p>
        </text:list-item>
        <text:list-item>
          <text:p text:style-name="P61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92">По каждому из столбцов можно выполнить сортировку.</text:p>
        </text:list-item>
        <text:list-item>
          <text:p text:style-name="P99">При выборе одной из <text:span text:style-name="T19">задач</text:span> становится активна кнопка: «<text:span text:style-name="T32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61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61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99">При выборе соответствующей <text:span text:style-name="T19">задачи</text:span> и нажатии на кнопку: «<text:span text:style-name="T32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61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61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61"><text:span text:style-name="T13">В разделе есть кнопки для быстрой работы с </text:span><text:span text:style-name="T19">задачей</text:span><text:span text:style-name="T13">: </text:span><text:span text:style-name="T32">изменить</text:span><text:span text:style-name="T13">, </text:span><text:span text:style-name="T32">поменять</text:span><text:span text:style-name="T13"> статус.</text:span></text:p>
        </text:list-item>
        <text:list-item>
          <text:p text:style-name="P101">При нажатии: «<text:span text:style-name="T32">Поменять</text:span> статус» - открывается список статусов и можно выбрать соответствующий.</text:p>
        </text:list-item>
      </text:list>
      <text:p text:style-name="P22"/>
      <text:p text:style-name="P10">Раздел доска задач</text:p>
      <text:list xml:id="list192625009957943" text:continue-list="list941597162" text:style-name="L19">
        <text:list-item>
          <text:p text:style-name="P94">Отображает процесс исполнения <text:span text:style-name="T19">задачи</text:span> по статусам.</text:p>
        </text:list-item>
        <text:list-item>
          <text:p text:style-name="P94">При нажатии на <text:span text:style-name="T33">задачу</text:span> открывается её карточка на просмотр.</text:p>
        </text:list-item>
        <text:list-item>
          <text:p text:style-name="P94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11">Также в разделе имеется кнопка «Создать» нажатие на которую открывает карточку на создание новой задач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03:24.949395172</meta:creation-date>
    <meta:generator>LibreOffice/7.3.7.2$Linux_X86_64 LibreOffice_project/30$Build-2</meta:generator>
    <dc:date>2023-02-27T19:26:23.446630394</dc:date>
    <meta:editing-duration>PT6H35M53S</meta:editing-duration>
    <meta:editing-cycles>42</meta:editing-cycles>
    <meta:document-statistic meta:table-count="0" meta:image-count="0" meta:object-count="0" meta:page-count="8" meta:paragraph-count="227" meta:word-count="1762" meta:character-count="12676" meta:non-whitespace-character-count="11274"/>
  </office:meta>
</office:document-meta>
</file>